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e345b" officeooo:paragraph-rsid="004e345b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4e7e54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Heading_20_1">
      <style:paragraph-properties fo:line-height="150%"/>
      <style:text-properties style:font-name="Liberation Sans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5222d" officeooo:paragraph-rsid="0055222d" style:font-name-asian="Liberation Serif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5222d" officeooo:paragraph-rsid="0055222d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7129c" officeooo:paragraph-rsid="0057129c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e345b" officeooo:paragraph-rsid="0055222d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e345b" officeooo:paragraph-rsid="0056018f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6018f" officeooo:paragraph-rsid="0056018f" style:font-name-asian="Liberation Serif" style:font-size-asian="14pt" style:font-weight-asian="normal" style:font-name-complex="Liberation Serif" style:font-size-complex="14pt" style:font-weight-complex="normal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7797a" officeooo:paragraph-rsid="0057797a" style:font-name-asian="Liberation Serif" style:font-size-asian="14pt" style:font-weight-asian="normal" style:font-name-complex="Liberation Serif" style:font-size-complex="14pt" style:font-weight-complex="normal"/>
    </style:style>
    <style:style style:name="P12" style:family="paragraph" style:parent-style-name="Standard" style:list-style-name="L2">
      <style:paragraph-properties fo:line-height="150%"/>
      <style:text-properties style:font-name="Liberation Sans" fo:font-size="14pt" fo:font-weight="normal" officeooo:rsid="004e345b" officeooo:paragraph-rsid="00537551" style:font-size-asian="14pt" style:font-weight-asian="normal" style:font-size-complex="14pt" style:font-weight-complex="normal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e345b" officeooo:paragraph-rsid="0055222d" style:font-size-asian="14pt" style:font-weight-asian="normal" style:font-size-complex="14pt" style:font-weight-complex="normal"/>
    </style:style>
    <style:style style:name="P14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12c74" officeooo:paragraph-rsid="00512c74" style:font-name-asian="Liberation Serif" style:font-size-asian="14pt" style:font-weight-asian="bold" style:font-name-complex="Liberation Serif" style:font-size-complex="14pt" style:font-weight-complex="bold"/>
    </style:style>
    <style:style style:name="P15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12c74" officeooo:paragraph-rsid="0057129c" style:font-name-asian="Liberation Serif" style:font-size-asian="14pt" style:font-weight-asian="bold" style:font-name-complex="Liberation Serif" style:font-size-complex="14pt" style:font-weight-complex="bold"/>
    </style:style>
    <style:style style:name="P16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4fd2b7" officeooo:paragraph-rsid="00507519" style:font-name-asian="Liberation Serif" style:font-size-asian="14pt" style:font-weight-asian="bold" style:font-name-complex="Liberation Serif" style:font-size-complex="14pt" style:font-weight-complex="bold"/>
    </style:style>
    <style:style style:name="P17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7129c" officeooo:paragraph-rsid="0057129c" style:font-name-asian="Liberation Serif" style:font-size-asian="14pt" style:font-weight-asian="bold" style:font-name-complex="Liberation Serif" style:font-size-complex="14pt" style:font-weight-complex="bold"/>
    </style:style>
    <style:style style:name="P18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6018f" officeooo:paragraph-rsid="0056018f" style:font-name-asian="Liberation Serif" style:font-size-asian="14pt" style:font-weight-asian="bold" style:font-name-complex="Liberation Serif" style:font-size-complex="14pt" style:font-weight-complex="bold"/>
    </style:style>
    <style:style style:name="P19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6018f" officeooo:paragraph-rsid="0056018f" style:font-size-asian="14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4ce2e4"/>
    </style:style>
    <style:style style:name="T4" style:family="text">
      <style:text-properties officeooo:rsid="004e345b"/>
    </style:style>
    <style:style style:name="T5" style:family="text">
      <style:text-properties officeooo:rsid="0055222d"/>
    </style:style>
    <style:style style:name="T6" style:family="text">
      <style:text-properties officeooo:rsid="0041a84b"/>
    </style:style>
    <style:style style:name="T7" style:family="text">
      <style:text-properties officeooo:rsid="0056018f"/>
    </style:style>
    <style:style style:name="T8" style:family="text">
      <style:text-properties style:font-name-asian="Liberation Serif" style:font-name-complex="Liberation Serif"/>
    </style:style>
    <style:style style:name="T9" style:family="text">
      <style:text-properties officeooo:rsid="0055222d" style:font-name-asian="Liberation Serif" style:font-name-complex="Liberation Seri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bjectif</text:p>
      <text:list xml:id="list3758141644" text:style-name="L1">
        <text:list-item>
          <text:p text:style-name="P5">Placer des nombres décimaux sur une demi-droite graduée</text:p>
        </text:list-item>
      </text:list>
      <text:h text:style-name="P4" text:outline-level="1">Déroulé</text:h>
      <text:list xml:id="list1676284967" text:style-name="L2">
        <text:list-item>
          <text:p text:style-name="P14">Correction TaF</text:p>
          <text:p text:style-name="P12">ex. <text:span text:style-name="T5">30</text:span> p. 40 : <text:span text:style-name="T5">depuis une décomposition, donner l’écriture décimale.</text:span></text:p>
          <text:p text:style-name="P16"/>
        </text:list-item>
        <text:list-item>
          <text:p text:style-name="P17">Activité</text:p>
          <text:p text:style-name="P7">Comparaison de décimaux et les placer sur une demi-droite graduée</text:p>
          <text:p text:style-name="P7"/>
        </text:list-item>
        <text:list-item>
          <text:p text:style-name="P15">Institutionalisation</text:p>
        </text:list-item>
      </text:list>
      <text:p text:style-name="P2"/>
      <text:list xml:id="list102039944409602" text:continue-numbering="true" text:style-name="L2">
        <text:list-item>
          <text:p text:style-name="P18">Entrainement</text:p>
          <text:p text:style-name="P11">ex. 47 p. 41 : Comparaison décimaux</text:p>
          <text:p text:style-name="P8">ex. <text:span text:style-name="T5">4</text:span><text:span text:style-name="T7">0</text:span> p. 4<text:span text:style-name="T5">1</text:span> : <text:span text:style-name="T5">Donner le nombre repéré par un point sur une droite, dont on voit l’origine</text:span></text:p>
          <text:p text:style-name="P13"><text:span text:style-name="T8">ex. </text:span><text:span text:style-name="T9">43</text:span><text:span text:style-name="T8"> p. 4</text:span><text:span text:style-name="T9">1</text:span><text:span text:style-name="T8"> : </text:span><text:span text:style-name="T9">Donner le nombre repéré par un point sur une droite, dont on ne voit pas l’origine</text:span></text:p>
          <text:p text:style-name="P6"/>
        </text:list-item>
        <text:list-item>
          <text:p text:style-name="P19"><text:span text:style-name="T9">T</text:span><text:span text:style-name="T8">aF</text:span></text:p>
          <text:p text:style-name="P9">ex. <text:span text:style-name="T5">4</text:span><text:span text:style-name="T7">1</text:span> p. 4<text:span text:style-name="T5">1</text:span> : <text:span text:style-name="T5">Donner le nombre repéré par un point sur une droite, dont on voit l’origine</text:span></text:p>
          <text:p text:style-name="P10">ex<text:span text:style-name="T4">. </text:span><text:span text:style-name="T5">4</text:span>2<text:span text:style-name="T4"> p. 4</text:span><text:span text:style-name="T5">1</text:span><text:span text:style-name="T4"> : </text:span>Placer des points à certaines abscisse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date-style style:name="N12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8P0"/>
    </number:currency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date-style style:name="N109">
      <number:month number:calendar="jewish" number:style="long" number:textual="true"/>
      <number:text> </number:text>
      <number:day number:calendar="jewish"/>
    </number:date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month number:calendar="jewish" number:style="long" number:textual="true"/>
    </number:date-style>
    <number:number-style style:name="N114P0" style:volatile="true">
      <number:number number:decimal-places="2" number:min-decimal-places="2" number:min-integer-digits="1" number:grouping="true"/>
      <number:text> </number:text>
    </number:number-style>
    <number:number-style style:name="N11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currency-style style:name="N11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6P0"/>
    </number:currency-style>
    <number:date-style style:name="N11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date-style style:name="N120">
      <number:day number:calendar="jewish"/>
      <number:text> </number:text>
      <number:month number:calendar="jewish" number:style="long" number:textual="true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4ce2e4"/>
    </style:style>
    <style:style style:name="MT4" style:family="text">
      <style:text-properties officeooo:rsid="004e345b"/>
    </style:style>
    <style:style style:name="MT5" style:family="text">
      <style:text-properties officeooo:rsid="0055222d"/>
    </style:style>
    <style:style style:name="MT6" style:family="text">
      <style:text-properties officeooo:rsid="0041a84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</text:span><text:span text:style-name="MT3">3 – </text:span><text:span text:style-name="MT4">Nombres Décimaux</text:span><text:tab/><text:span text:style-name="MT2">Séance </text:span><text:span text:style-name="MT5">4</text:span><text:span text:style-name="MT6"> - </text:span><text:span text:style-name="MT5">1</text:span><text:span text:style-name="MT4">0</text:span><text:span text:style-name="MT6">/</text:span><text:span text:style-name="MT4">1</text:span><text:span text:style-name="MT6">0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10T10:20:38.998063967</dc:date>
    <meta:editing-duration>PT10H45M15S</meta:editing-duration>
    <meta:editing-cycles>46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139" meta:character-count="693" meta:non-whitespace-character-count="585"/>
  </office:meta>
</office:document-meta>
</file>